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4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ES2015</text:span><text:span text:style-name="a382" text:class-names=""/></text:p>
          </draw:text-box>
          <svg:title/>
          <svg:desc/>
        </draw:frame>
        <draw:frame draw:id="id64" presentation:style-name="a385" draw:name="Sous-titre 2" svg:x="1.5in" svg:y="4.25in" svg:width="7in" svg:height="1.91667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re-et-contenu" presentation:presentation-page-layout-name="Master1-PPL2" draw:id="Slide-257">
        <draw:frame draw:id="id65" presentation:style-name="a390" draw:name="Titre 1" svg:x="0.5in" svg:y="0.30035in" svg:width="9in" svg:height="1.25in" presentation:class="title" presentation:placeholder="false">
          <draw:text-box>
            <text:p text:style-name="a389" text:class-names="" text:cond-style-name=""><text:span text:style-name="a387" text:class-names="">Plan</text:span><text:span text:style-name="a388" text:class-names=""/></text:p>
          </draw:text-box>
          <svg:title/>
          <svg:desc/>
        </draw:frame>
        <draw:frame draw:id="id66" presentation:style-name="a397" draw:name="Espace réservé du contenu 2" svg:x="0.5in" svg:y="1.75in" svg:width="9in" svg:height="4.94965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91" text:class-names="">ES5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</draw:text-box>
          <svg:title/>
          <svg:desc/>
        </draw:frame>
      </draw:page>
      <draw:page draw:name="Slide3" draw:style-name="a398" draw:master-page-name="Master1-Layout2-obj-Titre-et-contenu" presentation:presentation-page-layout-name="Master1-PPL2" draw:id="Slide-258">
        <draw:frame draw:id="id67" presentation:style-name="a402" draw:name="Titre 1" svg:x="0.5in" svg:y="0.30035in" svg:width="9in" svg:height="1.25in" presentation:class="title" presentation:placeholder="false">
          <draw:text-box>
            <text:p text:style-name="a401" text:class-names="" text:cond-style-name=""><text:span text:style-name="a399" text:class-names="">ES5</text:span><text:span text:style-name="a400" text:class-names=""/></text:p>
          </draw:text-box>
          <svg:title/>
          <svg:desc/>
        </draw:frame>
        <draw:frame draw:id="id68" presentation:style-name="a449" draw:name="Espace réservé du contenu 2" svg:x="0.5in" svg:y="1.75in" svg:width="9in" svg:height="4.94965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6" text:class-names="">Le fameux<text:s text:c="1"/></text:span><text:span text:style-name="a407" text:class-names="">'use strict'</text:span><text:span text:style-name="a408" text:class-names="">;</text:span></text:p>
              </text:list-item>
            </text:list>
            <text:list text:style-name="a414">
              <text:list-item>
                <text:p text:style-name="a413" text:class-names="" text:cond-style-name=""><text:span text:style-name="a411" text:class-names="">Son<text:s text:c="1"/></text:span><text:span text:style-name="a412" text:class-names="">impact :<text:s text:c="1"/></text:span></text:p>
              </text:list-item>
            </text:list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5" text:class-names="">La<text:s text:c="1"/></text:span><text:span text:style-name="a416" text:class-names="">gestion des erreurs est moins permissive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19" text:class-names="">Interdit<text:s text:c="1"/></text:span><text:span text:style-name="a420" text:class-names="">les variables globales implicites dans les fonctions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3" text:class-names="">This<text:s text:c="1"/></text:span><text:span text:style-name="a424" text:class-names="">n’est plus rattaché à l’objet global dans les fonctions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27" text:class-names="">Interdit<text:s text:c="1"/></text:span><text:span text:style-name="a428" text:class-names="">l’utilisation de<text:s text:c="1"/></text:span><text:span text:style-name="a429" text:class-names="">with</text:span><text:span text:style-name="a430" text:class-names=""/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3" text:class-names="">Restreint<text:s text:c="1"/></text:span><text:span text:style-name="a434" text:class-names="">eval</text:span><text:span text:style-name="a435" text:class-names=""/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8" text:class-names="">Rend<text:s text:c="1"/></text:span><text:span text:style-name="a439" text:class-names="">l’utilisation d’arguments plus logiqu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2" text:class-names="">Interdit<text:s text:c="1"/></text:span><text:span text:style-name="a443" text:class-names="">les doublons dans les propriétés des objets littéraux et dans les paramètres de fonctions</text:span></text:p>
                  </text:list-item>
                </text:list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</draw:text-box>
          <svg:title/>
          <svg:desc/>
        </draw:frame>
      </draw:page>
      <draw:page draw:name="Slide4" draw:style-name="a450" draw:master-page-name="Master1-Layout2-obj-Titre-et-contenu" presentation:presentation-page-layout-name="Master1-PPL2" draw:id="Slide-259">
        <draw:frame draw:id="id69" presentation:style-name="a454" draw:name="Titre 1" svg:x="0.5in" svg:y="0.30035in" svg:width="9in" svg:height="1.25in" presentation:class="title" presentation:placeholder="false">
          <draw:text-box>
            <text:p text:style-name="a453" text:class-names="" text:cond-style-name=""><text:span text:style-name="a451" text:class-names="">ES5</text:span><text:span text:style-name="a452" text:class-names=""/></text:p>
          </draw:text-box>
          <svg:title/>
          <svg:desc/>
        </draw:frame>
        <draw:frame draw:id="id70" presentation:style-name="a501" draw:name="Espace réservé du contenu 2" svg:x="0.5in" svg:y="1.75in" svg:width="9in" svg:height="4.94965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5" text:class-names="">Array.prototype.forEach</text:span><text:span text:style-name="a456" text:class-names="">(</text:span><text:span text:style-name="a457" text:class-names="">function</text:span><text:span text:style-name="a458" text:class-names="">)</text:span></text:p>
              </text:list-item>
            </text:list>
            <text:list text:style-name="a468">
              <text:list-item>
                <text:p text:style-name="a467" text:class-names="" text:cond-style-name=""><text:span text:style-name="a461" text:class-names="">Array.prototype.every</text:span><text:span text:style-name="a462" text:class-names="">(</text:span><text:span text:style-name="a463" text:class-names="">function</text:span><text:span text:style-name="a464" text:class-names="">) -&gt; Tous les<text:s text:c="1"/></text:span><text:span text:style-name="a465" text:class-names="">élements</text:span><text:span text:style-name="a466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69" text:class-names="">Array.prototype.some</text:span><text:span text:style-name="a470" text:class-names="">(</text:span><text:span text:style-name="a471" text:class-names="">function</text:span><text:span text:style-name="a472" text:class-names="">) -&gt; Un élément</text:span></text:p>
              </text:list-item>
            </text:list>
            <text:list text:style-name="a480">
              <text:list-item>
                <text:p text:style-name="a479" text:class-names="" text:cond-style-name=""><text:span text:style-name="a475" text:class-names="">Array.prototype.map</text:span><text:span text:style-name="a476" text:class-names="">(</text:span><text:span text:style-name="a477" text:class-names="">function</text:span><text:span text:style-name="a478" text:class-names="">) -&gt; En tableau</text:span></text:p>
              </text:list-item>
            </text:list>
            <text:list text:style-name="a487">
              <text:list-item>
                <text:p text:style-name="a486" text:class-names="" text:cond-style-name=""><text:span text:style-name="a481" text:class-names="">Array.prototype.reduce</text:span><text:span text:style-name="a482" text:class-names="">(</text:span><text:span text:style-name="a483" text:class-names="">function</text:span><text:span text:style-name="a484" text:class-names="">) -&gt; En valeur</text:span><text:span text:style-name="a485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88" text:class-names="">Array.prototype.reduceRight</text:span><text:span text:style-name="a489" text:class-names="">(</text:span><text:span text:style-name="a490" text:class-names="">function</text:span><text:span text:style-name="a491" text:class-names="">) –&gt; En valeur</text:span></text:p>
              </text:list-item>
            </text:list>
            <text:list text:style-name="a500">
              <text:list-item>
                <text:p text:style-name="a499" text:class-names="" text:cond-style-name=""><text:span text:style-name="a494" text:class-names="">Array.prototype.filter</text:span><text:span text:style-name="a495" text:class-names="">(</text:span><text:span text:style-name="a496" text:class-names="">function</text:span><text:span text:style-name="a497" text:class-names="">) -&gt; Tableau filtré</text:span><text:span text:style-name="a498" text:class-names=""/></text:p>
              </text:list-item>
            </text:list>
          </draw:text-box>
          <svg:title/>
          <svg:desc/>
        </draw:frame>
      </draw:page>
      <draw:page draw:name="Slide5" draw:style-name="a502" draw:master-page-name="Master1-Layout2-obj-Titre-et-contenu" presentation:presentation-page-layout-name="Master1-PPL2" draw:id="Slide-260">
        <draw:frame draw:id="id71" presentation:style-name="a506" draw:name="Titre 1" svg:x="0.5in" svg:y="0.30035in" svg:width="9in" svg:height="1.25in" presentation:class="title" presentation:placeholder="false">
          <draw:text-box>
            <text:p text:style-name="a505" text:class-names="" text:cond-style-name=""><text:span text:style-name="a503" text:class-names="">ES5</text:span><text:span text:style-name="a504" text:class-names=""/></text:p>
          </draw:text-box>
          <svg:title/>
          <svg:desc/>
        </draw:frame>
        <draw:frame draw:id="id72" presentation:style-name="a529" draw:name="Espace réservé du contenu 2" svg:x="0.5in" svg:y="1.75in" svg:width="9in" svg:height="4.94965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7" text:class-names="">Fonctions<text:s text:c="1"/></text:span><text:span text:style-name="a508" text:class-names=""/></text:p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1" text:class-names="">Créé une nouvelle dans un autre contexte<text:s text:c="1"/></text:span><text:span text:style-name="a512" text:class-names="">d’</text:span><text:span text:style-name="a513" text:class-names="">execution</text:span><text:span text:style-name="a514" text:class-names=""/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7" text:class-names=""/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0" text:class-names="">Function.prototype.bind</text:span><text:span text:style-name="a521" text:class-names="">(</text:span><text:span text:style-name="a522" text:class-names="">context</text:span><text:span text:style-name="a523" text:class-names="">, param1, param2,...,<text:s text:c="1"/></text:span><text:span text:style-name="a524" text:class-names="">paramN</text:span><text:span text:style-name="a525" text:class-names="">)</text:span><text:span text:style-name="a52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530" draw:master-page-name="Master1-Layout2-obj-Titre-et-contenu" presentation:presentation-page-layout-name="Master1-PPL2" draw:id="Slide-261">
        <draw:frame draw:id="id73" presentation:style-name="a534" draw:name="Titre 1" svg:x="0.5in" svg:y="0.30035in" svg:width="9in" svg:height="1.25in" presentation:class="title" presentation:placeholder="false">
          <draw:text-box>
            <text:p text:style-name="a533" text:class-names="" text:cond-style-name=""><text:span text:style-name="a531" text:class-names="">ES5</text:span><text:span text:style-name="a532" text:class-names=""/></text:p>
          </draw:text-box>
          <svg:title/>
          <svg:desc/>
        </draw:frame>
        <draw:frame draw:id="id74" presentation:style-name="a581" draw:name="Espace réservé du contenu 2" svg:x="0.5in" svg:y="1.75in" svg:width="9in" svg:height="4.94965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Objets</text:span></text:p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38" text:class-names="">Object.create</text:span><text:span text:style-name="a539" text:class-names="">(</text:span><text:span text:style-name="a540" text:class-names="">parent</text:span><text:span text:style-name="a541" text:class-names="">) -&gt; héritage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4" text:class-names="">Object.preventExtensions</text:span><text:span text:style-name="a545" text:class-names="">(</text:span><text:span text:style-name="a546" text:class-names="">obj</text:span><text:span text:style-name="a547" text:class-names="">);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0" text:class-names="">Object.seal</text:span><text:span text:style-name="a551" text:class-names="">(</text:span><text:span text:style-name="a552" text:class-names="">obj</text:span><text:span text:style-name="a553" text:class-names="">);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6" text:class-names="">Object.freeze</text:span><text:span text:style-name="a557" text:class-names="">(</text:span><text:span text:style-name="a558" text:class-names="">obj</text:span><text:span text:style-name="a559" text:class-names="">);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2" text:class-names="">Object.isExtensible</text:span><text:span text:style-name="a563" text:class-names="">(</text:span><text:span text:style-name="a564" text:class-names="">obj</text:span><text:span text:style-name="a565" text:class-names="">);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68" text:class-names="">Object.isSealed</text:span><text:span text:style-name="a569" text:class-names="">(</text:span><text:span text:style-name="a570" text:class-names="">obj</text:span><text:span text:style-name="a571" text:class-names="">);<text:s text:c="1"/></text:span><text:span text:style-name="a572" text:class-names=""/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5" text:class-names="">Object.isFrozen</text:span><text:span text:style-name="a576" text:class-names="">(</text:span><text:span text:style-name="a577" text:class-names="">obj</text:span><text:span text:style-name="a578" text:class-names="">);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582" draw:master-page-name="Master1-Layout2-obj-Titre-et-contenu" presentation:presentation-page-layout-name="Master1-PPL2" draw:id="Slide-262">
        <draw:frame draw:id="id75" presentation:style-name="a586" draw:name="Titre 1" svg:x="0.5in" svg:y="0.30035in" svg:width="9in" svg:height="1.25in" presentation:class="title" presentation:placeholder="false">
          <draw:text-box>
            <text:p text:style-name="a585" text:class-names="" text:cond-style-name=""><text:span text:style-name="a583" text:class-names="">ES2015</text:span><text:span text:style-name="a584" text:class-names=""/></text:p>
          </draw:text-box>
          <svg:title/>
          <svg:desc/>
        </draw:frame>
        <draw:frame draw:id="id76" presentation:style-name="a596" draw:name="Espace réservé du contenu 2" svg:x="0.5in" svg:y="1.75in" svg:width="9in" svg:height="4.94965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7" text:class-names="">Scoping</text:span><text:span text:style-name="a588" text:class-names=""><text:s text:c="1"/>?</text:span></text:p>
              </text:list-item>
            </text:list>
            <text:list text:style-name="a595">
              <text:list-item>
                <text:p text:style-name="a594" text:class-names="" text:cond-style-name=""><text:span text:style-name="a591" text:class-names="">Hoisting</text:span><text:span text:style-name="a592" text:class-names=""><text:s text:c="1"/>?</text:span><text:span text:style-name="a593" text:class-names=""/></text:p>
              </text:list-item>
            </text:list>
          </draw:text-box>
          <svg:title/>
          <svg:desc/>
        </draw:frame>
      </draw:page>
      <draw:page draw:name="Slide8" draw:style-name="a597" draw:master-page-name="Master1-Layout2-obj-Titre-et-contenu" presentation:presentation-page-layout-name="Master1-PPL2" draw:id="Slide-263">
        <draw:frame draw:id="id77" presentation:style-name="a601" draw:name="Titre 1" svg:x="0.5in" svg:y="0.30035in" svg:width="9in" svg:height="1.25in" presentation:class="title" presentation:placeholder="false">
          <draw:text-box>
            <text:p text:style-name="a600" text:class-names="" text:cond-style-name=""><text:span text:style-name="a598" text:class-names="">ES2015</text:span><text:span text:style-name="a599" text:class-names=""/></text:p>
          </draw:text-box>
          <svg:title/>
          <svg:desc/>
        </draw:frame>
        <draw:frame draw:id="id78" presentation:style-name="a642" draw:name="Espace réservé du contenu 2" svg:x="0.5in" svg:y="1.75in" svg:width="9in" svg:height="4.94965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En ES2015, il est possible de déclarer des variables dont la visibilité est le bloc courant</text:span></text:p>
              </text:list-item>
            </text:list>
            <text:list text:style-name="a611">
              <text:list-item>
                <text:p text:style-name="a610" text:class-names="" text:cond-style-name=""><text:span text:style-name="a608" text:class-names=""></text:span><text:span text:style-name="a609" text:class-names="">Un bloc est défini par des accolades :<text:s text:c="1"/></text:span></text:p>
              </text:list-item>
            </text:list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2" text:class-names="">Fonctions</text:span><text:span text:style-name="a613" text:class-names=""/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6" text:class-names="">Tests<text:s text:c="1"/></text:span><text:span text:style-name="a617" text:class-names="">if/</text:span><text:span text:style-name="a618" text:class-names="">else</text:span><text:span text:style-name="a619" text:class-names=""/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2" text:class-names="">Boucles</text:span><text:span text:style-name="a623" text:class-names=""/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6" text:class-names="">Bloc<text:s text:c="1"/></text:span><text:span text:style-name="a627" text:class-names="">autonome</text:span></text:p>
                  </text:list-item>
                </text:list>
              </text:list-item>
            </text:list>
            <text:list text:style-name="a638">
              <text:list-item>
                <text:p text:style-name="a637" text:class-names="" text:cond-style-name=""><text:span text:style-name="a630" text:class-names="">Pour<text:s text:c="1"/></text:span><text:span text:style-name="a631" text:class-names="">définir une variable de scope bloc, on utilise le mot clef<text:s text:c="1"/></text:span><text:span text:style-name="a632" text:class-names="">let<text:s text:c="1"/></text:span><text:span text:style-name="a633" text:class-names="">à<text:s text:c="1"/></text:span><text:span text:style-name="a634" text:class-names="">la place de<text:s text:c="1"/></text:span><text:span text:style-name="a635" text:class-names="">var</text:span><text:span text:style-name="a636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9" draw:style-name="a643" draw:master-page-name="Master1-Layout2-obj-Titre-et-contenu" presentation:presentation-page-layout-name="Master1-PPL2" draw:id="Slide-264">
        <draw:frame draw:id="id79" presentation:style-name="a647" draw:name="Titre 1" svg:x="0.5in" svg:y="0.30035in" svg:width="9in" svg:height="1.25in" presentation:class="title" presentation:placeholder="false">
          <draw:text-box>
            <text:p text:style-name="a646" text:class-names="" text:cond-style-name=""><text:span text:style-name="a644" text:class-names="">ES2015</text:span><text:span text:style-name="a645" text:class-names=""/></text:p>
          </draw:text-box>
          <svg:title/>
          <svg:desc/>
        </draw:frame>
        <draw:frame draw:id="id80" presentation:style-name="a673" draw:name="Espace réservé du contenu 2" svg:x="0.5in" svg:y="1.75in" svg:width="9in" svg:height="4.94965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1" text:class-names="">Il est désormais possible de définir des constantes avec<text:s text:c="1"/></text:span><text:span text:style-name="a652" text:class-names="">const</text:span><text:span text:style-name="a653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6" text:class-names="">Il<text:s text:c="1"/></text:span><text:span text:style-name="a657" text:class-names="">ne sera pas possible de redéfinir la valeur</text:span></text:p>
              </text:list-item>
            </text:list>
            <text:list text:style-name="a663">
              <text:list-item>
                <text:p text:style-name="a662" text:class-names="" text:cond-style-name=""><text:span text:style-name="a660" text:class-names="">Attention<text:s text:c="1"/></text:span><text:span text:style-name="a661" text:class-names="">: les constantes ne sont pas immutables</text:span></text:p>
              </text:list-item>
            </text:list>
            <text:list text:style-name="a669">
              <text:list-item>
                <text:p text:style-name="a668" text:class-names="" text:cond-style-name=""><text:span text:style-name="a664" text:class-names="">Les<text:s text:c="1"/></text:span><text:span text:style-name="a665" text:class-names="">constantes sont bloc<text:s text:c="1"/></text:span><text:span text:style-name="a666" text:class-names="">scoppées</text:span><text:span text:style-name="a667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0" draw:style-name="a674" draw:master-page-name="Master1-Layout2-obj-Titre-et-contenu" presentation:presentation-page-layout-name="Master1-PPL2" draw:id="Slide-265">
        <draw:frame draw:id="id81" presentation:style-name="a678" draw:name="Titre 1" svg:x="0.5in" svg:y="0.30035in" svg:width="9in" svg:height="1.25in" presentation:class="title" presentation:placeholder="false">
          <draw:text-box>
            <text:p text:style-name="a677" text:class-names="" text:cond-style-name=""><text:span text:style-name="a675" text:class-names="">ES2015</text:span><text:span text:style-name="a676" text:class-names=""/></text:p>
          </draw:text-box>
          <svg:title/>
          <svg:desc/>
        </draw:frame>
        <draw:frame draw:id="id82" presentation:style-name="a689" draw:name="Espace réservé du contenu 2" svg:x="0.5in" svg:y="1.75in" svg:width="9in" svg:height="4.94965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79" text:class-names="">Spreading</text:span><text:span text:style-name="a680" text:class-names=""/></text:p>
              </text:list-item>
            </text:list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>Permet d’éclater un tableau en une liste d’arguments avec l’opérateur ‘…’ :<text:s text:c="1"/></text:span></text:p>
                  </text:list-item>
                </text:list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1" draw:style-name="a690" draw:master-page-name="Master1-Layout2-obj-Titre-et-contenu" presentation:presentation-page-layout-name="Master1-PPL2" draw:id="Slide-266">
        <draw:frame draw:id="id83" presentation:style-name="a694" draw:name="Titre 1" svg:x="0.5in" svg:y="0.30035in" svg:width="9in" svg:height="1.25in" presentation:class="title" presentation:placeholder="false">
          <draw:text-box>
            <text:p text:style-name="a693" text:class-names="" text:cond-style-name=""><text:span text:style-name="a691" text:class-names="">ES2015</text:span><text:span text:style-name="a692" text:class-names=""/></text:p>
          </draw:text-box>
          <svg:title/>
          <svg:desc/>
        </draw:frame>
        <draw:frame draw:id="id84" presentation:style-name="a709" draw:name="Espace réservé du contenu 2" svg:x="0.5in" svg:y="1.75in" svg:width="9in" svg:height="4.94965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5" text:class-names="">Destruturing</text:span><text:span text:style-name="a696" text:class-names=""><text:s text:c="1"/>de tableaux</text:span><text:span text:style-name="a697" text:class-names=""/></text:p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0" text:class-names="">Le<text:s text:c="1"/></text:span><text:span text:style-name="a701" text:class-names="">destructuring</text:span><text:span text:style-name="a702" text:class-names=""><text:s text:c="1"/>permet<text:s text:c="1"/></text:span><text:span text:style-name="a703" text:class-names="">d’assigner un tableau à plusieurs variables directement</text:span></text:p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710" draw:master-page-name="Master1-Layout2-obj-Titre-et-contenu" presentation:presentation-page-layout-name="Master1-PPL2" draw:id="Slide-267">
        <draw:frame draw:id="id85" presentation:style-name="a714" draw:name="Titre 1" svg:x="0.5in" svg:y="0.30035in" svg:width="9in" svg:height="1.25in" presentation:class="title" presentation:placeholder="false">
          <draw:text-box>
            <text:p text:style-name="a713" text:class-names="" text:cond-style-name=""><text:span text:style-name="a711" text:class-names="">ES2015</text:span><text:span text:style-name="a712" text:class-names=""/></text:p>
          </draw:text-box>
          <svg:title/>
          <svg:desc/>
        </draw:frame>
        <draw:frame draw:id="id86" presentation:style-name="a731" draw:name="Espace réservé du contenu 2" svg:x="0.5in" svg:y="1.75in" svg:width="9in" svg:height="4.94965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5" text:class-names="">Destructuring</text:span><text:span text:style-name="a716" text:class-names=""><text:s text:c="1"/>d’objets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Cela fonctionne aussi avec les objets en utilisant {} à la place de []</text:span></text:p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/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732" draw:master-page-name="Master1-Layout2-obj-Titre-et-contenu" presentation:presentation-page-layout-name="Master1-PPL2" draw:id="Slide-268">
        <draw:frame draw:id="id87" presentation:style-name="a736" draw:name="Titre 1" svg:x="0.5in" svg:y="0.30035in" svg:width="9in" svg:height="1.25in" presentation:class="title" presentation:placeholder="false">
          <draw:text-box>
            <text:p text:style-name="a735" text:class-names="" text:cond-style-name=""><text:span text:style-name="a733" text:class-names="">ES2015</text:span><text:span text:style-name="a734" text:class-names=""/></text:p>
          </draw:text-box>
          <svg:title/>
          <svg:desc/>
        </draw:frame>
        <draw:frame draw:id="id88" presentation:style-name="a758" draw:name="Espace réservé du contenu 2" svg:x="0.5in" svg:y="1.75in" svg:width="9in" svg:height="4.94965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7" text:class-names="">String<text:s text:c="1"/></text:span><text:span text:style-name="a738" text:class-names="">Templates</text:span><text:span text:style-name="a739" text:class-names=""/></text:p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2" text:class-names="">Avant c’était simple ou double<text:s text:c="1"/></text:span><text:span text:style-name="a743" text:class-names="">quote</text:span><text:span text:style-name="a744" text:class-names="">.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7" text:class-names="">Maintenat</text:span><text:span text:style-name="a748" text:class-names=""><text:s text:c="1"/>on a les ``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p text:style-name="a752" text:class-names="" text:cond-style-name=""><text:span text:style-name="a751" text:class-names="">${}</text:span></text:p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4" text:class-names="">Multilingues</text:span><text:span text:style-name="a75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759" draw:master-page-name="Master1-Layout2-obj-Titre-et-contenu" presentation:presentation-page-layout-name="Master1-PPL2" draw:id="Slide-269">
        <draw:frame draw:id="id89" presentation:style-name="a763" draw:name="Titre 1" svg:x="0.5in" svg:y="0.30035in" svg:width="9in" svg:height="1.25in" presentation:class="title" presentation:placeholder="false">
          <draw:text-box>
            <text:p text:style-name="a762" text:class-names="" text:cond-style-name=""><text:span text:style-name="a760" text:class-names="">ES2015</text:span><text:span text:style-name="a761" text:class-names=""/></text:p>
          </draw:text-box>
          <svg:title/>
          <svg:desc/>
        </draw:frame>
        <draw:frame draw:id="id90" presentation:style-name="a799" draw:name="Espace réservé du contenu 2" svg:x="0.5in" svg:y="1.75in" svg:width="9in" svg:height="4.94965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4" text:class-names="">Map</text:span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Set</text:span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WeakMap</text:span><text:span text:style-name="a772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5" text:class-names="">WeakSet</text:span><text:span text:style-name="a776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79" text:class-names="">Typed</text:span><text:span text:style-name="a780" text:class-names=""><text:s text:c="1"/></text:span><text:span text:style-name="a781" text:class-names="">Arrays</text:span><text:span text:style-name="a782" text:class-names=""/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5" text:class-names="">Cons tuint8<text:s text:c="1"/></text:span><text:span text:style-name="a786" text:class-names="">= new Uint8Array(1</text:span><text:span text:style-name="a787" text:class-names="">);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0" text:class-names="">Cons tint8<text:s text:c="1"/></text:span><text:span text:style-name="a791" text:class-names="">= new Int8Array(1</text:span><text:span text:style-name="a792" text:class-names="">);</text:span><text:span text:style-name="a793" text:class-names=""/></text:p>
                  </text:list-item>
                </text:list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15" draw:style-name="a800" draw:master-page-name="Master1-Layout2-obj-Titre-et-contenu" presentation:presentation-page-layout-name="Master1-PPL2" draw:id="Slide-270">
        <draw:frame draw:id="id91" presentation:style-name="a804" draw:name="Titre 1" svg:x="0.5in" svg:y="0.30035in" svg:width="9in" svg:height="1.25in" presentation:class="title" presentation:placeholder="false">
          <draw:text-box>
            <text:p text:style-name="a803" text:class-names="" text:cond-style-name=""><text:span text:style-name="a801" text:class-names="">ES2015</text:span><text:span text:style-name="a802" text:class-names=""/></text:p>
          </draw:text-box>
          <svg:title/>
          <svg:desc/>
        </draw:frame>
        <draw:frame draw:id="id92" presentation:style-name="a832" draw:name="Espace réservé du contenu 2" svg:x="0.5in" svg:y="1.75in" svg:width="9in" svg:height="4.94965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5" text:class-names="">Array</text:span><text:span text:style-name="a806" text:class-names=""><text:s text:c="1"/></text:span><text:span text:style-name="a807" text:class-names="">searching</text:span><text:span text:style-name="a808" text:class-names=""/></text:p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1" text:class-names="">Array.</text:span><text:span text:style-name="a812" text:class-names="">prototype</text:span><text:span text:style-name="a813" text:class-names="">.find</text:span><text:span text:style-name="a814" text:class-names="">(</text:span><text:span text:style-name="a815" text:class-names="">predicate</text:span><text:span text:style-name="a816" text:class-names="">,<text:s text:c="1"/></text:span><text:span text:style-name="a817" text:class-names="">thisArg</text:span><text:span text:style-name="a818" text:class-names="">)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1" text:class-names="">Array.</text:span><text:span text:style-name="a822" text:class-names="">prototype</text:span><text:span text:style-name="a823" text:class-names="">.findIndex</text:span><text:span text:style-name="a824" text:class-names="">(</text:span><text:span text:style-name="a825" text:class-names="">predicate</text:span><text:span text:style-name="a826" text:class-names="">,<text:s text:c="1"/></text:span><text:span text:style-name="a827" text:class-names="">thisArg</text:span><text:span text:style-name="a828" text:class-names="">)</text:span><text:span text:style-name="a82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833" draw:master-page-name="Master1-Layout2-obj-Titre-et-contenu" presentation:presentation-page-layout-name="Master1-PPL2" draw:id="Slide-271">
        <draw:frame draw:id="id93" presentation:style-name="a837" draw:name="Titre 1" svg:x="0.5in" svg:y="0.30035in" svg:width="9in" svg:height="1.25in" presentation:class="title" presentation:placeholder="false">
          <draw:text-box>
            <text:p text:style-name="a836" text:class-names="" text:cond-style-name=""><text:span text:style-name="a834" text:class-names="">ES2015</text:span><text:span text:style-name="a835" text:class-names=""/></text:p>
          </draw:text-box>
          <svg:title/>
          <svg:desc/>
        </draw:frame>
        <draw:frame draw:id="id94" presentation:style-name="a853" draw:name="Espace réservé du contenu 2" svg:x="0.5in" svg:y="1.75in" svg:width="9in" svg:height="4.94965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Fonctions</text:span></text:p>
              </text:list-item>
            </text:list>
            <text:list text:style-name="a847">
              <text:list-item>
                <text:p text:style-name="a846" text:class-names="" text:cond-style-name=""><text:span text:style-name="a841" text:class-names="">Fat<text:s text:c="1"/></text:span><text:span text:style-name="a842" text:class-names="">arrow</text:span><text:span text:style-name="a843" text:class-names=""><text:s text:c="1"/></text:span><text:span text:style-name="a844" text:class-names="">functions</text:span><text:span text:style-name="a845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48" text:class-names="">Maintien de<text:s text:c="1"/></text:span><text:span text:style-name="a849" text:class-names="">context</text:span><text:span text:style-name="a850" text:class-names=""/></text:p>
              </text:list-item>
            </text:list>
          </draw:text-box>
          <svg:title/>
          <svg:desc/>
        </draw:frame>
      </draw:page>
      <draw:page draw:name="Slide17" draw:style-name="a854" draw:master-page-name="Master1-Layout2-obj-Titre-et-contenu" presentation:presentation-page-layout-name="Master1-PPL2" draw:id="Slide-272">
        <draw:frame draw:id="id95" presentation:style-name="a858" draw:name="Titre 1" svg:x="0.5in" svg:y="0.30035in" svg:width="9in" svg:height="1.25in" presentation:class="title" presentation:placeholder="false">
          <draw:text-box>
            <text:p text:style-name="a857" text:class-names="" text:cond-style-name=""><text:span text:style-name="a855" text:class-names="">ES2015</text:span><text:span text:style-name="a856" text:class-names=""/></text:p>
          </draw:text-box>
          <svg:title/>
          <svg:desc/>
        </draw:frame>
        <draw:frame draw:id="id96" presentation:style-name="a881" draw:name="Espace réservé du contenu 2" svg:x="0.5in" svg:y="1.75in" svg:width="9in" svg:height="4.94965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59" text:class-names="">Les modules</text:span><text:span text:style-name="a860" text:class-names=""/></text:p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>Nous l’avons vu, JavaScript ne possédait que 2 scopes :<text:s text:c="1"/>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p text:style-name="a868" text:class-names="" text:cond-style-name=""><text:span text:style-name="a866" text:class-names="">Global</text:span><text:span text:style-name="a867" text:class-names=""/></text:p>
                      </text:list-item>
                    </text:list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list text:style-name="a873">
                      <text:list-item>
                        <text:p text:style-name="a872" text:class-names="" text:cond-style-name=""><text:span text:style-name="a870" text:class-names="">Fonction</text:span><text:span text:style-name="a871" text:class-names=""/></text:p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4" text:class-names="">Si<text:s text:c="1"/></text:span><text:span text:style-name="a875" text:class-names="">une variable ou une fonction est définie en dehors d’une fonction, elle est donc globale</text:span></text:p>
                  </text:list-item>
                </text:list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18" draw:style-name="a882" draw:master-page-name="Master1-Layout2-obj-Titre-et-contenu" presentation:presentation-page-layout-name="Master1-PPL2" draw:id="Slide-273">
        <draw:frame draw:id="id97" presentation:style-name="a886" draw:name="Titre 1" svg:x="0.5in" svg:y="0.30035in" svg:width="9in" svg:height="1.25in" presentation:class="title" presentation:placeholder="false">
          <draw:text-box>
            <text:p text:style-name="a885" text:class-names="" text:cond-style-name=""><text:span text:style-name="a883" text:class-names="">ES2015</text:span><text:span text:style-name="a884" text:class-names=""/></text:p>
          </draw:text-box>
          <svg:title/>
          <svg:desc/>
        </draw:frame>
        <draw:frame draw:id="id98" presentation:style-name="a933" draw:name="Espace réservé du contenu 2" svg:x="0.5in" svg:y="1.75in" svg:width="9in" svg:height="4.94965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7" text:class-names="">Les Modules</text:span><text:span text:style-name="a888" text:class-names=""/></text:p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1" text:class-names="">Il<text:s text:c="1"/></text:span><text:span text:style-name="a892" text:class-names="">existe deux «pseudo-standards» en concurrence :<text:s text:c="1"/></text:span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list text:style-name="a902">
                      <text:list-item>
                        <text:p text:style-name="a901" text:class-names="" text:cond-style-name=""><text:span text:style-name="a895" text:class-names="">AMD<text:s text:c="1"/></text:span><text:span text:style-name="a896" text:class-names="">(</text:span><text:span text:style-name="a897" text:class-names="">Asynchronous</text:span><text:span text:style-name="a898" text:class-names=""><text:s text:c="1"/>Module<text:s text:c="1"/></text:span><text:span text:style-name="a899" text:class-names="">Definition</text:span><text:span text:style-name="a900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3" text:class-names="">CommonJs</text:span><text:span text:style-name="a904" text:class-names=""/></text:p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7" text:class-names="">Les<text:s text:c="1"/></text:span><text:span text:style-name="a908" text:class-names="">deux approches nécessitent des librairies pour fonctionner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1" text:class-names="">CommonJs</text:span><text:span text:style-name="a912" text:class-names=""><text:s text:c="1"/>est<text:s text:c="1"/></text:span><text:span text:style-name="a913" text:class-names="">utilisé par<text:s text:c="1"/></text:span><text:span text:style-name="a914" text:class-names="">NodeJs</text:span><text:span text:style-name="a915" text:class-names=""/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8" text:class-names="">Les<text:s text:c="1"/></text:span><text:span text:style-name="a919" text:class-names="">déclarations sont plutôt verbeuses puisqu’ils ne peuvent pas profiter de la syntaxe native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2" text:class-names="">Tout<text:s text:c="1"/></text:span><text:span text:style-name="a923" text:class-names="">ce qui est déclaré dans un module est isolé du reste</text:span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6" text:class-names="">Il<text:s text:c="1"/></text:span><text:span text:style-name="a927" text:class-names="">est possible d’importer des modules depuis un module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934" draw:master-page-name="Master1-Layout2-obj-Titre-et-contenu" presentation:presentation-page-layout-name="Master1-PPL2" draw:id="Slide-274">
        <draw:frame draw:id="id99" presentation:style-name="a938" draw:name="Titre 1" svg:x="0.5in" svg:y="0.30035in" svg:width="9in" svg:height="1.25in" presentation:class="title" presentation:placeholder="false">
          <draw:text-box>
            <text:p text:style-name="a937" text:class-names="" text:cond-style-name=""><text:span text:style-name="a935" text:class-names="">ES2015</text:span><text:span text:style-name="a936" text:class-names=""/></text:p>
          </draw:text-box>
          <svg:title/>
          <svg:desc/>
        </draw:frame>
        <draw:frame draw:id="id100" presentation:style-name="a978" draw:name="Espace réservé du contenu 2" svg:x="0.5in" svg:y="1.75in" svg:width="9in" svg:height="4.94965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2" text:class-names="">Un module est un fichier<text:s text:c="1"/></text:span><text:span text:style-name="a943" text:class-names="">javascript</text:span><text:span text:style-name="a944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Seul<text:s text:c="1"/></text:span><text:span text:style-name="a948" text:class-names="">ce qui est exporté est visible en dehors du module</text:span></text:p>
              </text:list-item>
            </text:list>
            <text:list text:style-name="a954">
              <text:list-item>
                <text:p text:style-name="a953" text:class-names="" text:cond-style-name=""><text:span text:style-name="a951" text:class-names="">Les<text:s text:c="1"/></text:span><text:span text:style-name="a952" text:class-names="">modules sont des singletons, a chaque import vous récupérez la même instance</text:span></text:p>
              </text:list-item>
            </text:list>
            <text:list text:style-name="a958">
              <text:list-item>
                <text:p text:style-name="a957" text:class-names="" text:cond-style-name=""><text:span text:style-name="a955" text:class-names="">Les<text:s text:c="1"/></text:span><text:span text:style-name="a956" text:class-names="">imports doivent forcément se trouver au début du fichier</text:span></text:p>
              </text:list-item>
            </text:list>
            <text:list text:style-name="a962">
              <text:list-item>
                <text:p text:style-name="a961" text:class-names="" text:cond-style-name=""><text:span text:style-name="a959" text:class-names="">Les<text:s text:c="1"/></text:span><text:span text:style-name="a960" text:class-names="">exports peuvent se trouver n’importe où</text:span></text:p>
              </text:list-item>
            </text:list>
            <text:list text:style-name="a966">
              <text:list-item>
                <text:p text:style-name="a965" text:class-names="" text:cond-style-name=""><text:span text:style-name="a963" text:class-names="">Les<text:s text:c="1"/></text:span><text:span text:style-name="a964" text:class-names="">modules importés sont des «vues»</text:span></text:p>
              </text:list-item>
            </text:list>
            <text:list text:style-name="a970">
              <text:list-item>
                <text:p text:style-name="a969" text:class-names="" text:cond-style-name=""><text:span text:style-name="a967" text:class-names="">Par<text:s text:c="1"/></text:span><text:span text:style-name="a968" text:class-names="">conséquent les dépendances cycliques ne posent pas de problèmes</text:span></text:p>
              </text:list-item>
            </text:list>
            <text:list text:style-name="a974">
              <text:list-item>
                <text:p text:style-name="a973" text:class-names="" text:cond-style-name=""><text:span text:style-name="a971" text:class-names="">Les<text:s text:c="1"/></text:span><text:span text:style-name="a972" text:class-names="">imports sont statiques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</draw:page>
      <draw:page draw:name="Slide20" draw:style-name="a979" draw:master-page-name="Master1-Layout2-obj-Titre-et-contenu" presentation:presentation-page-layout-name="Master1-PPL2" draw:id="Slide-275">
        <draw:frame draw:id="id101" presentation:style-name="a983" draw:name="Titre 1" svg:x="0.5in" svg:y="0.30035in" svg:width="9in" svg:height="1.25in" presentation:class="title" presentation:placeholder="false">
          <draw:text-box>
            <text:p text:style-name="a982" text:class-names="" text:cond-style-name=""><text:span text:style-name="a980" text:class-names="">ES2015</text:span><text:span text:style-name="a981" text:class-names=""/></text:p>
          </draw:text-box>
          <svg:title/>
          <svg:desc/>
        </draw:frame>
        <draw:frame draw:id="id102" presentation:style-name="a1012" draw:name="Espace réservé du contenu 2" svg:x="0.5in" svg:y="1.75in" svg:width="9in" svg:height="4.94965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Les modules ne sont supportés (pour le moment) nulle part :</text:span></text:p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0" text:class-names="">Aucun<text:s text:c="1"/></text:span><text:span text:style-name="a991" text:class-names="">navigateur ne les supportent nativement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4" text:class-names="">NodeJs</text:span><text:span text:style-name="a995" text:class-names=""><text:s text:c="1"/>ne<text:s text:c="1"/></text:span><text:span text:style-name="a996" text:class-names="">les supporte pas<text:s text:c="1"/></text:span><text:span text:style-name="a997" text:class-names="">nativement</text:span></text:p>
                  </text:list-item>
                </text:list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On peut les utiliser mais avec:</text:span></text:p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3" text:class-names="">Babel +<text:s text:c="1"/></text:span><text:span text:style-name="a1004" text:class-names="">WebPack</text:span><text:span text:style-name="a1005" text:class-names="">(ou autre)</text:span><text:span text:style-name="a1006" text:class-names=""/></text:p>
                  </text:list-item>
                </text:list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21" draw:style-name="a1013" draw:master-page-name="Master1-Layout2-obj-Titre-et-contenu" presentation:presentation-page-layout-name="Master1-PPL2" draw:id="Slide-276">
        <draw:frame draw:id="id103" presentation:style-name="a1017" draw:name="Titre 1" svg:x="0.5in" svg:y="0.30035in" svg:width="9in" svg:height="1.25in" presentation:class="title" presentation:placeholder="false">
          <draw:text-box>
            <text:p text:style-name="a1016" text:class-names="" text:cond-style-name=""><text:span text:style-name="a1014" text:class-names="">ES2015</text:span><text:span text:style-name="a1015" text:class-names=""/></text:p>
          </draw:text-box>
          <svg:title/>
          <svg:desc/>
        </draw:frame>
        <draw:frame draw:id="id104" presentation:style-name="a1076" draw:name="Espace réservé du contenu 2" svg:x="0.5in" svg:y="1.75in" svg:width="9in" svg:height="4.94965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Objets et propriétés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1" text:class-names="">Classes</text:span><text:span text:style-name="a1022" text:class-names=""/></text:p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5" text:class-names="">Nouveau mot clef<text:s text:c="1"/></text:span><text:span text:style-name="a1026" text:class-names="">class<text:s text:c="1"/></text:span><text:span text:style-name="a1027" text:class-names="">permettant<text:s text:c="1"/></text:span><text:span text:style-name="a1028" text:class-names="">de déclarer une nouvelle classe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1" text:class-names="">On<text:s text:c="1"/></text:span><text:span text:style-name="a1032" text:class-names="">hérite d’une autre classe avec<text:s text:c="1"/></text:span><text:span text:style-name="a1033" text:class-names="">extends</text:span><text:span text:style-name="a1034" text:class-names=""/></text:p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7" text:class-names="">Il<text:s text:c="1"/></text:span><text:span text:style-name="a1038" text:class-names="">n’y a pas d’héritage multiple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1" text:class-names="">Le<text:s text:c="1"/></text:span><text:span text:style-name="a1042" text:class-names="">constructeur est la méthode appelée<text:s text:c="1"/></text:span><text:span text:style-name="a1043" text:class-names="">constructor</text:span><text:span text:style-name="a1044" text:class-names=""/></text:p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7" text:class-names="">Les<text:s text:c="1"/></text:span><text:span text:style-name="a1048" text:class-names="">attributs sont définis dans le constructeur, seules les méthodes sont autorisées dans le corps de la classe</text:span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51" text:class-names="">Les<text:s text:c="1"/></text:span><text:span text:style-name="a1052" text:class-names="">méthode sont définies directement dans le corps de la classe sans séparateur ni mot clef</text:span></text:p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55" text:class-names="">Il<text:s text:c="1"/></text:span><text:span text:style-name="a1056" text:class-names="">n’y a pas de notion de visibilité (</text:span><text:span text:style-name="a1057" text:class-names="">private</text:span><text:span text:style-name="a1058" text:class-names="">, public,<text:s text:c="1"/></text:span><text:span text:style-name="a1059" text:class-names="">protected</text:span><text:span text:style-name="a1060" text:class-names="">)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3" text:class-names="">Tout<text:s text:c="1"/></text:span><text:span text:style-name="a1064" text:class-names="">est public</text:span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67" text:class-names="">L’instanciation<text:s text:c="1"/></text:span><text:span text:style-name="a1068" text:class-names="">se fait toujours avec<text:s text:c="1"/></text:span><text:span text:style-name="a1069" text:class-names="">new</text:span><text:span text:style-name="a1070" text:class-names=""/></text:p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2" draw:style-name="a1077" draw:master-page-name="Master1-Layout2-obj-Titre-et-contenu" presentation:presentation-page-layout-name="Master1-PPL2" draw:id="Slide-277">
        <draw:frame draw:id="id105" presentation:style-name="a1081" draw:name="Titre 1" svg:x="0.5in" svg:y="0.30035in" svg:width="9in" svg:height="1.25in" presentation:class="title" presentation:placeholder="false">
          <draw:text-box>
            <text:p text:style-name="a1080" text:class-names="" text:cond-style-name=""><text:span text:style-name="a1078" text:class-names="">ES2015</text:span><text:span text:style-name="a1079" text:class-names=""/></text:p>
          </draw:text-box>
          <svg:title/>
          <svg:desc/>
        </draw:frame>
        <draw:frame draw:id="id106" presentation:style-name="a1098" draw:name="Espace réservé du contenu 2" svg:x="0.5in" svg:y="1.75in" svg:width="9in" svg:height="4.94965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Les choses qu’on a pas vu</text:span></text:p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Les promesses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Les générateurs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Les proxys</text:span></text:p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4" text:class-names="">Les symboles</text:span><text:span text:style-name="a109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3" draw:style-name="a1099" draw:master-page-name="Master1-Layout2-obj-Titre-et-contenu" presentation:presentation-page-layout-name="Master1-PPL2" draw:id="Slide-278">
        <draw:frame draw:id="id107" presentation:style-name="a1103" draw:name="Titre 1" svg:x="0.5in" svg:y="0.30035in" svg:width="9in" svg:height="1.25in" presentation:class="title" presentation:placeholder="false">
          <draw:text-box>
            <text:p text:style-name="a1102" text:class-names="" text:cond-style-name=""><text:span text:style-name="a1100" text:class-names="">Parlons ES2016</text:span><text:span text:style-name="a1101" text:class-names=""/></text:p>
          </draw:text-box>
          <svg:title/>
          <svg:desc/>
        </draw:frame>
        <draw:frame draw:id="id108" presentation:style-name="a1121" draw:name="Espace réservé du contenu 2" svg:x="0.5in" svg:y="1.75in" svg:width="9in" svg:height="4.94965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Une version par an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0" text:class-names="">Tout<text:s text:c="1"/></text:span><text:span text:style-name="a1111" text:class-names="">ce qui a atteint le Stade 4 de la spécification à la<text:s text:c="1"/></text:span><text:span text:style-name="a1112" text:class-names="">date<text:s text:c="1"/></text:span><text:span text:style-name="a1113" text:class-names="">butoir<text:s text:c="1"/></text:span><text:span text:style-name="a1114" text:class-names="">fait<text:s text:c="1"/></text:span><text:span text:style-name="a1115" text:class-names="">partie de la spécification, le reste est reporté !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Default</meta:initial-creator>
    <dc:creator>Default</dc:creator>
    <meta:creation-date>2016-08-08T14:35:26Z</meta:creation-date>
    <dc:date>2016-08-10T09:47:04Z</dc:date>
    <meta:editing-cycles>3</meta:editing-cycles>
    <meta:editing-duration>PT153636S</meta:editing-duration>
    <meta:document-statistic meta:paragraph-count="141" meta:word-count="673"/>
  </office:meta>
</office:document-meta>
</file>